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Mapa Conceptual: Sistemas de Información y Bases de Datos</text:span></text:h>
      <text:list text:style-name="L1">
        <text:list-item>
          <text:p text:style-name="P4"><text:span text:style-name="Strong_20_Emphasis">Sistemas de Información (SI)</text:span></text:p>
          <text:list>
            <text:list-item>
              <text:p text:style-name="P3"><text:span text:style-name="Strong_20_Emphasis">Objetivos</text:span></text:p>
              <text:list>
                <text:list-item>
                  <text:p text:style-name="P4">Automatización de procesos</text:p>
                </text:list-item>
                <text:list-item>
                  <text:p text:style-name="P4">Apoyo a la toma de decisiones</text:p>
                </text:list-item>
                <text:list-item>
                  <text:p text:style-name="P4">Obtener ventajas competitivas</text:p>
                </text:list-item>
              </text:list>
            </text:list-item>
            <text:list-item>
              <text:p text:style-name="P3"><text:span text:style-name="Strong_20_Emphasis">Funciones</text:span></text:p>
              <text:list>
                <text:list-item>
                  <text:p text:style-name="P4">Recolección de datos</text:p>
                </text:list-item>
                <text:list-item>
                  <text:p text:style-name="P4">Tratamiento de información</text:p>
                </text:list-item>
                <text:list-item>
                  <text:p text:style-name="P4">Difusión de información</text:p>
                </text:list-item>
              </text:list>
            </text:list-item>
            <text:list-item>
              <text:p text:style-name="P3"><text:span text:style-name="Strong_20_Emphasis">Niveles</text:span></text:p>
              <text:list>
                <text:list-item>
                  <text:p text:style-name="P4"><text:span text:style-name="Strong_20_Emphasis">Operativo</text:span>: Procesos diarios (ventas, nóminas, inventario).</text:p>
                </text:list-item>
                <text:list-item>
                  <text:p text:style-name="P4"><text:span text:style-name="Strong_20_Emphasis">Conocimiento</text:span>: Análisis (Business Intelligence, Data Mining).</text:p>
                </text:list-item>
                <text:list-item>
                  <text:p text:style-name="P4"><text:span text:style-name="Strong_20_Emphasis">Administrativo</text:span>: Decisiones a medio plazo (indicadores, cuadros de mando).</text:p>
                </text:list-item>
                <text:list-item>
                  <text:p text:style-name="P3"><text:span text:style-name="Strong_20_Emphasis">Estratégico</text:span>: Planificación a largo plazo (cuadros de mando integrales).</text:p>
                </text:list-item>
              </text:list>
            </text:list-item>
          </text:list>
        </text:list-item>
      </text:list>
      <text:p text:style-name="Horizontal_20_Line"/>
      <text:list text:style-name="L2">
        <text:list-item>
          <text:p text:style-name="P6"><text:span text:style-name="Strong_20_Emphasis">Formas de Almacenamiento de Información</text:span></text:p>
          <text:list>
            <text:list-item>
              <text:p text:style-name="P5"><text:span text:style-name="Strong_20_Emphasis">Sistemas de Ficheros</text:span></text:p>
              <text:list>
                <text:list-item>
                  <text:p text:style-name="P6">Archivos de texto y binarios</text:p>
                </text:list-item>
                <text:list-item>
                  <text:p text:style-name="P6"><text:span text:style-name="Strong_20_Emphasis">Ventajas</text:span>: Menor espacio, acceso directo</text:p>
                </text:list-item>
                <text:list-item>
                  <text:p text:style-name="P6"><text:span text:style-name="Strong_20_Emphasis">Desventajas</text:span>: Mantenimiento complejo, dependiente de la aplicación</text:p>
                </text:list-item>
              </text:list>
            </text:list-item>
            <text:list-item>
              <text:p text:style-name="P5"><text:span text:style-name="Strong_20_Emphasis">Bases de Datos (BD)</text:span></text:p>
              <text:list>
                <text:list-item>
                  <text:p text:style-name="P6">Almacenamiento y acceso gestionado por un SGBD</text:p>
                </text:list-item>
                <text:list-item>
                  <text:p text:style-name="P6"><text:span text:style-name="Strong_20_Emphasis">Ventajas</text:span>: Mayor seguridad, control de redundancia, acceso simultáneo</text:p>
                </text:list-item>
                <text:list-item>
                  <text:p text:style-name="P5"><text:span text:style-name="Strong_20_Emphasis">Desventajas</text:span>: Costo de implementación, mayor complejidad técnica</text:p>
                </text:list-item>
              </text:list>
            </text:list-item>
          </text:list>
        </text:list-item>
      </text:list>
      <text:p text:style-name="Horizontal_20_Line"/>
      <text:list text:style-name="L3">
        <text:list-item>
          <text:p text:style-name="P8"><text:span text:style-name="Strong_20_Emphasis">Componentes de una Base de Datos</text:span></text:p>
          <text:list>
            <text:list-item>
              <text:p text:style-name="P8"><text:span text:style-name="Strong_20_Emphasis">Datos</text:span>: Organizados y sin redundancias</text:p>
            </text:list-item>
            <text:list-item>
              <text:p text:style-name="P8"><text:span text:style-name="Strong_20_Emphasis">Hardware</text:span>: Dispositivos para almacenar y procesar</text:p>
            </text:list-item>
            <text:list-item>
              <text:p text:style-name="P8"><text:span text:style-name="Strong_20_Emphasis">Software</text:span>: Sistema Gestor de Bases de Datos (SGBD)</text:p>
            </text:list-item>
            <text:list-item>
              <text:p text:style-name="P8"><text:span text:style-name="Strong_20_Emphasis">Personal</text:span>:</text:p>
              <text:list>
                <text:list-item>
                  <text:p text:style-name="P8">Diseñadores (lógico)</text:p>
                </text:list-item>
                <text:list-item>
                  <text:p text:style-name="P8">Administradores de BD (gestión física y lógica)</text:p>
                </text:list-item>
                <text:list-item>
                  <text:p text:style-name="P7">Usuarios finales (acceso sin conocer la estructura)</text:p>
                </text:list-item>
              </text:list>
            </text:list-item>
          </text:list>
        </text:list-item>
      </text:list>
      <text:p text:style-name="Horizontal_20_Line"/>
      <text:list text:style-name="L4">
        <text:list-item>
          <text:p text:style-name="P10"><text:span text:style-name="Strong_20_Emphasis">Tipos de Modelos de Base de Datos</text:span></text:p>
          <text:list>
            <text:list-item>
              <text:p text:style-name="P10"><text:span text:style-name="Strong_20_Emphasis">Jerárquico</text:span>: Estructura en árbol</text:p>
            </text:list-item>
            <text:list-item>
              <text:p text:style-name="P10"><text:span text:style-name="Strong_20_Emphasis">Red</text:span>: Relaciona múltiples nodos</text:p>
            </text:list-item>
            <text:list-item>
              <text:p text:style-name="P10"><text:span text:style-name="Strong_20_Emphasis">Relacional</text:span>: Tablas interrelacionadas</text:p>
            </text:list-item>
            <text:list-item>
              <text:p text:style-name="P10"><text:span text:style-name="Strong_20_Emphasis">Orientada a Objetos</text:span>: Basada en objetos (encapsulación, polimorfismo)</text:p>
            </text:list-item>
            <text:list-item>
              <text:p text:style-name="P9"><text:soft-page-break/><text:span text:style-name="Strong_20_Emphasis">BD XML</text:span>: Datos almacenados y consultados en formato XML</text:p>
            </text:list-item>
          </text:list>
        </text:list-item>
      </text:list>
      <text:p text:style-name="Horizontal_20_Line"/>
      <text:list text:style-name="L5">
        <text:list-item>
          <text:p text:style-name="P12"><text:span text:style-name="Strong_20_Emphasis">Capas de la Arquitectura de Base de Datos</text:span></text:p>
          <text:list>
            <text:list-item>
              <text:p text:style-name="P11"><text:span text:style-name="Strong_20_Emphasis">Nivel Interno (físico)</text:span>: Almacenamiento de datos en discos</text:p>
            </text:list-item>
            <text:list-item>
              <text:p text:style-name="P11"><text:span text:style-name="Strong_20_Emphasis">Nivel Conceptual (lógico)</text:span>: Organización y estructura de los datos</text:p>
            </text:list-item>
            <text:list-item>
              <text:p text:style-name="P11"><text:span text:style-name="Strong_20_Emphasis">Nivel Externo (vista)</text:span>: Cómo se presentan los datos a los usuarios</text:p>
            </text:list-item>
            <text:list-item>
              <text:p text:style-name="P11"><text:span text:style-name="Strong_20_Emphasis">Independencia de Datos</text:span></text:p>
              <text:list>
                <text:list-item>
                  <text:p text:style-name="P12"><text:span text:style-name="Strong_20_Emphasis">Física</text:span>: Cambios en el nivel físico no afectan al lógico</text:p>
                </text:list-item>
                <text:list-item>
                  <text:p text:style-name="P11"><text:span text:style-name="Strong_20_Emphasis">Lógica</text:span>: Modificaciones en la lógica no afectan a la vista de usuario</text:p>
                </text:list-item>
              </text:list>
            </text:list-item>
          </text:list>
        </text:list-item>
      </text:list>
      <text:p text:style-name="Horizontal_20_Line"/>
      <text:list text:style-name="L6">
        <text:list-item>
          <text:p text:style-name="P14"><text:span text:style-name="Strong_20_Emphasis">Comparativa: Sistemas de Ficheros vs Bases de Datos</text:span></text:p>
          <text:list>
            <text:list-item>
              <text:p text:style-name="P13"><text:span text:style-name="Strong_20_Emphasis">Sistemas de Ficheros</text:span></text:p>
              <text:list>
                <text:list-item>
                  <text:p text:style-name="P14">Ventajas: Menor espacio, acceso sencillo</text:p>
                </text:list-item>
                <text:list-item>
                  <text:p text:style-name="P14">Desventajas: Dificultad en mantenimiento, falta de control</text:p>
                </text:list-item>
              </text:list>
            </text:list-item>
            <text:list-item>
              <text:p text:style-name="P13"><text:span text:style-name="Strong_20_Emphasis">Bases de Datos</text:span></text:p>
              <text:list>
                <text:list-item>
                  <text:p text:style-name="P14">Ventajas: Mayor seguridad, control y acceso múltiple</text:p>
                </text:list-item>
                <text:list-item>
                  <text:p text:style-name="P13">Desventajas: Alto costo de creación y mantenimiento, mayor complejidad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3:03:00.491000000</meta:creation-date>
    <dc:date>2024-09-23T13:09:59.703000000</dc:date>
    <meta:editing-duration>PT6M59S</meta:editing-duration>
    <meta:editing-cycles>1</meta:editing-cycles>
    <meta:document-statistic meta:table-count="0" meta:image-count="0" meta:object-count="0" meta:page-count="2" meta:paragraph-count="52" meta:word-count="349" meta:character-count="2192" meta:non-whitespace-character-count="1946"/>
    <meta:generator>LibreOffice/24.2.4.2$Windows_X86_64 LibreOffice_project/51a6219feb6075d9a4c46691dcfe0cd9c4fff3c2</meta:generator>
  </office:meta>
</office:document-meta>
</file>